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ckground Study<text:tab/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xtracting urban features from LiDAR digital surface model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sevier, 2008</text:p>
              </text:list-item>
              <text:list-item>
                <text:p>Worked on extracting surface features from the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5.125cm" svg:x="1.4cm" svg:y="0.028cm" presentation:class="title" presentation:user-transformed="true">
          <draw:text-box>
            <text:p text:style-name="P2"><text:span text:style-name="T1">Use of airborne imaging spectrometer data to map minerals associated with hydrothermally altered rocks in the northern grapevine mountains, Nevada, and California</text:span><text:span text:style-name="T1"><text:line-break/></text:span><text:span text:style-name="T1"><text:line-break/></text:span><text:span text:style-name="T1"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sevier, 1998</text:p>
              </text:list-item>
              <text:list-item>
                <text:p>Find different ground surface like rock. </text:p>
              </text:list-item>
              <text:list-item>
                <text:p>Remote sensing the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Automated Road Information Extraction From Mobile Laser Scannin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EEE, 2014</text:p>
              </text:list-item>
              <text:list-item>
                <text:p>Extracting information from moving vehicle with help of a laser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9:23:30.013643903</meta:creation-date>
    <dc:date>2016-11-29T10:03:49.332962660</dc:date>
    <meta:editing-duration>PT9M48S</meta:editing-duration>
    <meta:editing-cycles>1</meta:editing-cycles>
    <meta:document-statistic meta:object-count="37"/>
    <meta:generator>LibreOffice/5.1.4.2$Linux_X86_64 LibreOffice_project/10m0$Build-2</meta:generator>
  </office:meta>
</office:document-meta>
</file>